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da52" officeooo:paragraph-rsid="0026da5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8205d" officeooo:paragraph-rsid="0028205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  <style:style style:name="T6" style:family="text">
      <style:text-properties officeooo:rsid="0016f6f3"/>
    </style:style>
    <style:style style:name="T7" style:family="text">
      <style:text-properties officeooo:rsid="002820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6">remove </text:span><text:span text:style-name="T7">the silence mobs datapack as its unused</text:span>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60-11: To remove silence mob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20:41:00.437948012</dc:date>
    <meta:editing-duration>PT4M6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44" meta:character-count="278" meta:non-whitespace-character-count="241"/>
  </office:meta>
</office:document-meta>
</file>